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2.2in"/>
    </style:style>
    <style:style style:name="co7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value-type" style:repeat-content="false"/>
      <style:paragraph-properties fo:margin-left="0in"/>
    </style:style>
    <style:style style:name="ce29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lassifi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1"/>
        <table:table-column table:style-name="co4" table:default-cell-style-name="ce12"/>
        <table:table-column table:style-name="co3" table:default-cell-style-name="ce16"/>
        <table:table-column table:style-name="co4" table:default-cell-style-name="ce12"/>
        <table:table-column table:style-name="co1" table:default-cell-style-name="ce12"/>
        <table:table-column table:style-name="co5" table:number-columns-repeated="3" table:default-cell-style-name="ce12"/>
        <table:table-column table:style-name="co1" table:default-cell-style-name="ce12"/>
        <table:table-column table:style-name="co6" table:default-cell-style-name="ce20"/>
        <table:table-column table:style-name="co7" table:default-cell-style-name="ce23"/>
        <table:table-column table:style-name="co4" table:default-cell-style-name="ce23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 office:value-type="string">
            <text:p>Faces_patch_clssfr_cor</text:p>
          </table:table-cell>
          <table:table-cell table:style-name="ce10"/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ce10" office:value-type="string">
            <text:p>Display images (Worst OOB.FP, OOB.FN, new.sample) with highlights in classifier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Fix caret:::nominalTrainworkflow for allowParallel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6" office:value-type="string">
            <text:p>no diff in submission</text:p>
          </table:table-cell>
          <table:table-cell table:style-name="Default" office:value-type="string">
            <text:p>Flag as outlier (highest .rstudent value) <text:s/>Min patch.cor(-0.636034) for <text:s/>Train#1456 – left_eye_center(72, 28)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Train vs. test error line plot by nob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69]" office:value-type="float" office:value="3575.24353">
            <text:p>3,575</text:p>
          </table:table-cell>
          <table:table-cell table:style-name="ce2" table:formula="of:=[.L69]" office:value-type="float" office:value="13515.6774">
            <text:p>13,516</text:p>
          </table:table-cell>
          <table:table-cell table:style-name="ce5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3" office:value-type="string">
            <text:p>glb_fin_mdl</text:p>
          </table:table-cell>
          <table:table-cell table:style-name="ce17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3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3" office:value-type="string">
            <text:p>glb_category_var</text:p>
          </table:table-cell>
          <table:table-cell table:style-name="ce13" office:value-type="string">
            <text:p>err.abs.OOB.sum</text:p>
          </table:table-cell>
          <table:table-cell table:style-name="ce13" office:value-type="string">
            <text:p>err.abs.trn.sum</text:p>
          </table:table-cell>
          <table:table-cell table:style-name="ce13"/>
          <table:table-cell table:style-name="ce21" office:value-type="string">
            <text:p>Metric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2">
          <table:table-cell table:number-columns-repeated="3"/>
          <table:table-cell office:value-type="string">
            <text:p>Faces_patch_clssfr_cor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7,1]</text:p>
          </table:table-cell>
          <table:table-cell office:value-type="float" office:value="493.53456">
            <text:p>493.53</text:p>
          </table:table-cell>
          <table:table-cell office:value-type="float" office:value="3391.7081">
            <text:p>3,391.71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6028">
            <text:p>46,028.0000</text:p>
          </table:table-cell>
          <table:table-cell table:style-name="ce19" table:formula="of:=[.O20]/[.O46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2">
          <table:table-cell/>
          <table:table-cell table:style-name="ce4" table:formula="of:=[.K43]/[.B16]" office:value-type="percentage" office:value="0.930542334272821">
            <text:p>93.05%</text:p>
          </table:table-cell>
          <table:table-cell table:style-name="ce4" table:formula="of:=[.L43]/[.C16]" office:value-type="percentage" office:value="0.995165628916239">
            <text:p>99.52%</text:p>
          </table:table-cell>
          <table:table-cell office:value-type="string">
            <text:p>Added patch.cor feature</text:p>
          </table:table-cell>
          <table:table-cell office:value-type="string">
            <text:p>patch.cor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patch.cor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5,0.7]</text:p>
          </table:table-cell>
          <table:table-cell office:value-type="float" office:value="1265.33217">
            <text:p>1,265.33</text:p>
          </table:table-cell>
          <table:table-cell office:value-type="float" office:value="6216.8037">
            <text:p>6,216.80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9" table:formula="of:=[.O21]/[.O47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 table:number-columns-repeated="5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0,0.5]</text:p>
          </table:table-cell>
          <table:table-cell office:value-type="float" office:value="1518.01621">
            <text:p>1,518.02</text:p>
          </table:table-cell>
          <table:table-cell office:value-type="float" office:value="3731.8601">
            <text:p>3,731.86</text:p>
          </table:table-cell>
          <table:table-cell/>
          <table:table-cell office:value-type="string">
            <text:p>OOBobs errors</text:p>
          </table:table-cell>
          <table:table-cell table:style-name="ce24" table:formula="of:=SUM([.O20:.O21])" office:value-type="float" office:value="46028">
            <text:p>46,028.0000</text:p>
          </table:table-cell>
          <table:table-cell table:style-name="ce19" table:formula="of:=[.O22]/[.O48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-1,0]</text:p>
          </table:table-cell>
          <table:table-cell office:value-type="float" office:value="50.03252">
            <text:p>50.03</text:p>
          </table:table-cell>
          <table:table-cell office:value-type="float" office:value="109.9657">
            <text:p>109.97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9" table:formula="of:=[.O23]/[.O49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9" table:formula="of:=[.O24]/[.O50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 table:formula="of:=[.O25]/[.O51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9" table:formula="of:=[.O26]/[.O52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4935219">
            <text:p>0.4935</text:p>
          </table:table-cell>
          <table:table-cell table:style-name="ce19" table:formula="of:=[.O27]/[.O53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9" table:formula="of:=[.O28]/[.O54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9" table:formula="of:=[.O29]/[.O55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9" table:formula="of:=[.O30]/[.O56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8822">
            <text:p>0.0367</text:p>
          </table:table-cell>
          <table:table-cell table:style-name="ce19" table:formula="of:=[.O31]/[.O57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4588">
            <text:p>0.9588</text:p>
          </table:table-cell>
          <table:table-cell table:style-name="ce19" table:formula="of:=[.O32]/[.O58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5675">
            <text:p>0.9601</text:p>
          </table:table-cell>
          <table:table-cell table:style-name="ce19" table:formula="of:=[.O33]/[.O59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table:formula="of:=[.O35]/[.O61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models.0</text:span><text:span text:style-name="T2">(Console)</text:span></text:p>
          </table:table-cell>
          <table:table-cell table:style-name="ce7" office:value-type="float" office:value="221.785">
            <text:p>221.79</text:p>
          </table:table-cell>
          <table:table-cell table:style-name="ce19" table:formula="of:=[.O37]/[.O63]" office:value-type="percentage" office:value="0.669822717525898">
            <text:p>66.98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models_0_Random</text:p>
          </table:table-cell>
          <table:table-cell table:style-name="ce7" office:value-type="float" office:value="153.258">
            <text:p>153.26</text:p>
          </table:table-cell>
          <table:table-cell table:style-name="ce19" table:formula="of:=[.O38]/[.O64]" office:value-type="percentage" office:value="0.909570016914448">
            <text:p>90.96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3942">
            <text:p>3.9394</text:p>
          </table:table-cell>
          <table:table-cell table:style-name="ce19" table:formula="of:=[.O40]/[.O66]" office:value-type="percentage" office:value="0.993443317479611">
            <text:p>99.34%</text:p>
          </table:table-cell>
          <table:table-cell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91">
            <text:p>91</text:p>
          </table:table-cell>
          <table:table-cell table:style-name="ce19" table:formula="of:=[.O41]/[.O67]" office:value-type="percentage" office:value="0.827272727272727">
            <text:p>82.73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6]/[.B$16]" office:value-type="percentage" office:value="1">
            <text:p>100.00%</text:p>
          </table:table-cell>
          <table:table-cell table:style-name="ce4" table:formula="of:=[.C$16]/[.C$16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20:.K42])" office:value-type="float" office:value="3326.91546">
            <text:p>3,326.92</text:p>
          </table:table-cell>
          <table:table-cell table:style-name="ce18" table:formula="of:=SUM([.L20:.L42])" office:value-type="float" office:value="13450.3376">
            <text:p>13,450.3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table:formula="of:=[.K43]/[.K69]" office:value-type="percentage" office:value="0.930542334272821">
            <text:p>93.05%</text:p>
          </table:table-cell>
          <table:table-cell table:style-name="ce19" table:formula="of:=[.L43]/[.L69]" office:value-type="percentage" office:value="0.995165628916239">
            <text:p>99.52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2">
          <table:table-cell table:number-columns-repeated="3"/>
          <table:table-cell office:value-type="string">
            <text:p>Faces_patch_clssfr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5,0.7]</text:p>
          </table:table-cell>
          <table:table-cell office:value-type="float" office:value="1216.96547">
            <text:p>1,216.97</text:p>
          </table:table-cell>
          <table:table-cell office:value-type="float" office:value="5926.5755">
            <text:p>5,926.58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6028">
            <text:p>46,028.0000</text:p>
          </table:table-cell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2">
          <table:table-cell/>
          <table:table-cell table:style-name="ce4" table:formula="of:=[.K69]/[.B16]" office:value-type="percentage" office:value="1">
            <text:p>100.00%</text:p>
          </table:table-cell>
          <table:table-cell table:style-name="ce4" table:formula="of:=[.L69]/[.C16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7,1]</text:p>
          </table:table-cell>
          <table:table-cell office:value-type="float" office:value="395.25569">
            <text:p>395.26</text:p>
          </table:table-cell>
          <table:table-cell office:value-type="float" office:value="2945.5025">
            <text:p>2,945.50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0,0.5]</text:p>
          </table:table-cell>
          <table:table-cell office:value-type="float" office:value="1868.78204">
            <text:p>1,868.78</text:p>
          </table:table-cell>
          <table:table-cell office:value-type="float" office:value="4458.5228">
            <text:p>4,458.52</text:p>
          </table:table-cell>
          <table:table-cell/>
          <table:table-cell office:value-type="string">
            <text:p>OOBobs errors</text:p>
          </table:table-cell>
          <table:table-cell table:style-name="ce24" table:formula="of:=SUM([.O46:.O47])" office:value-type="float" office:value="46028">
            <text:p>46,028.0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-1,0]</text:p>
          </table:table-cell>
          <table:table-cell office:value-type="float" office:value="94.24033">
            <text:p>94.24</text:p>
          </table:table-cell>
          <table:table-cell office:value-type="float" office:value="185.0766">
            <text:p>185.08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4935219">
            <text:p>0.4935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8822">
            <text:p>0.0367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4588">
            <text:p>0.9588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5675">
            <text:p>0.9601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models.0</text:span><text:span text:style-name="T2">(Console)</text:span></text:p>
          </table:table-cell>
          <table:table-cell table:style-name="ce7" office:value-type="float" office:value="331.11">
            <text:p>331.11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models_0_Max.cor.Y.rcv.*X*</text:p>
          </table:table-cell>
          <table:table-cell table:style-name="ce7" office:value-type="float" office:value="168.495">
            <text:p>168.5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10">
            <text:p>110</text:p>
          </table:table-cell>
          <table:table-cell table:style-name="ce19" office:value-type="string">
            <text:p>N/A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6]/[.B$16]" office:value-type="percentage" office:value="1">
            <text:p>100.00%</text:p>
          </table:table-cell>
          <table:table-cell table:style-name="ce4" table:formula="of:=[.C$16]/[.C$16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46:.K68])" office:value-type="float" office:value="3575.24353">
            <text:p>3,575.24</text:p>
          </table:table-cell>
          <table:table-cell table:style-name="ce18" table:formula="of:=SUM([.L46:.L68])" office:value-type="float" office:value="13515.6774">
            <text:p>13,515.68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 table:number-rows-repeated="1048505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038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1">
            <text:p>1</text:p>
          </table:table-cell>
          <table:table-cell office:value-type="float" office:value="1685.02074">
            <text:p>1685.02</text:p>
          </table:table-cell>
          <table:table-cell office:value-type="float" office:value="5817.5716">
            <text:p>5817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9">
            <text:p>9</text:p>
          </table:table-cell>
          <table:table-cell office:value-type="float" office:value="195.59648">
            <text:p>195.6</text:p>
          </table:table-cell>
          <table:table-cell office:value-type="float" office:value="715.2853">
            <text:p>715.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086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-1,-0.2]</text:p>
          </table:table-cell>
          <table:table-cell office:value-type="float" office:value="1042.484">
            <text:p>1042.4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0.2,0]</text:p>
          </table:table-cell>
          <table:table-cell office:value-type="float" office:value="1867.507">
            <text:p>1867.5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3]</text:p>
          </table:table-cell>
          <table:table-cell office:value-type="float" office:value="2863.183">
            <text:p>2863.1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3,1]</text:p>
          </table:table-cell>
          <table:table-cell office:value-type="float" office:value="1361.269">
            <text:p>1361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5926.5755">
            <text:p>5926.5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2945.5025">
            <text:p>2945.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4458.5228">
            <text:p>4458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85.0766">
            <text:p>185.0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3391.7081">
            <text:p>3391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6216.8037">
            <text:p>6216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731.8601">
            <text:p>3731.8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09.9657">
            <text:p>109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</table:table>
      <table:table table:name="patc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1"/>
        <table:table-column table:style-name="co4" table:default-cell-style-name="ce12"/>
        <table:table-column table:style-name="co3" table:default-cell-style-name="ce16"/>
        <table:table-column table:style-name="co4" table:default-cell-style-name="ce12"/>
        <table:table-column table:style-name="co1" table:default-cell-style-name="ce12"/>
        <table:table-column table:style-name="co5" table:number-columns-repeated="3" table:default-cell-style-name="ce12"/>
        <table:table-column table:style-name="co1" table:default-cell-style-name="ce12"/>
        <table:table-column table:style-name="co3" table:default-cell-style-name="ce20"/>
        <table:table-column table:style-name="co7" table:default-cell-style-name="ce23"/>
        <table:table-column table:style-name="co4" table:default-cell-style-name="ce23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2">
          <table:table-cell table:number-columns-repeated="3"/>
          <table:table-cell table:style-name="ce5" office:value-type="string">
            <text:p>Faces_patch_mean</text:p>
          </table:table-cell>
          <table:table-cell table:style-name="Default" office:value-type="string">
            <text:p>Store reversed images in glbFeatsImage[[featImage]]$imgMtrx ??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Annotate histogram with summary of plotted data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is.na(cor) <text:s/>← -1 not 0 ??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rain#3505, Train#6939); (Test#0912, Test#1526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Location for left_eye_center wrong for Train#1908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Add print for removal for outliers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6" office:value-type="string">
            <text:p>No diff in results</text:p>
          </table:table-cell>
          <table:table-cell table:style-name="Default" office:value-type="string">
            <text:p>Flag as outlier (highest .rstudent value) <text:s/>Min patch.cor(-0.636034) for <text:s/>Train#1456 – left_eye_center(72, 28) ?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Image distance metrics in addition to patch.cor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New Images → output patches for entire image vs. patches around mean across all Trn imag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filters (e.g. sharpening)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ce10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55]" office:value-type="float" office:value="4361.39876">
            <text:p>4,361</text:p>
          </table:table-cell>
          <table:table-cell table:style-name="ce2" table:formula="of:=[.L55]" office:value-type="float" office:value="14801.7578">
            <text:p>14,802</text:p>
          </table:table-cell>
          <table:table-cell table:style-name="ce5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3" office:value-type="string">
            <text:p>glb_fin_mdl</text:p>
          </table:table-cell>
          <table:table-cell table:style-name="ce17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3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3" office:value-type="string">
            <text:p>glb_category_var</text:p>
          </table:table-cell>
          <table:table-cell table:style-name="ce13" office:value-type="string">
            <text:p>err.abs.OOB.sum</text:p>
          </table:table-cell>
          <table:table-cell table:style-name="ce13" office:value-type="string">
            <text:p>err.abs.trn.sum</text:p>
          </table:table-cell>
          <table:table-cell table:style-name="ce13"/>
          <table:table-cell table:style-name="ce21" office:value-type="string">
            <text:p>Metric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2">
          <table:table-cell table:number-columns-repeated="3"/>
          <table:table-cell office:value-type="string">
            <text:p>Faces_patch_mean</text:p>
          </table:table-cell>
          <table:table-cell table:number-columns-repeated="2"/>
          <table:table-cell table:style-name="ce11"/>
          <table:table-cell table:number-columns-repeated="2"/>
          <table:table-cell table:style-name="ce2"/>
          <table:table-cell table:number-columns-repeated="3"/>
          <table:table-cell office:value-type="string">
            <text:p>min.RMSE.OOB:glb_sel_mdl</text:p>
          </table:table-cell>
          <table:table-cell/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2">
          <table:table-cell/>
          <table:table-cell table:style-name="ce4" table:formula="of:=[.K39]/[.B22]" office:value-type="percentage" office:value="0">
            <text:p>0.00%</text:p>
          </table:table-cell>
          <table:table-cell table:style-name="ce4" table:formula="of:=[.L39]/[.C22]" office:value-type="percentage" office:value="0">
            <text:p>0.00%</text:p>
          </table:table-cell>
          <table:table-cell office:value-type="string">
            <text:p>setup Faces_patch_clssfr</text:p>
          </table:table-cell>
          <table:table-cell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in.RMSE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office:value-type="string">
            <text:p>For left_eye_center: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R.sq.OOB:glb_sel_mdl</text:p>
          </table:table-cell>
          <table:table-cell table:style-name="ce29"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office:value-type="string">
            <text:p>PatchSize = 10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Adj.R.sq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 office:value-type="string">
            <text:p>StepSize = 2</text:p>
          </table:table-cell>
          <table:table-cell table:number-columns-repeated="5"/>
          <table:table-cell table:style-name="ce2"/>
          <table:table-cell table:number-columns-repeated="4"/>
          <table:table-cell table:style-name="ce12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style-name="ce28" office:value-type="string">
            <text:p>Trn → patches around detected object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office:value-type="string">
            <text:p>New → pacthes around mean(Trn)</text:p>
          </table:table-cell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 office:value-type="string">
            <text:p>Compute patch.cor</text:p>
          </table:table-cell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extract.features.image</text:span><text:span text:style-name="T2">(Console)</text:span></text:p>
          </table:table-cell>
          <table:table-cell table:style-name="ce7" office:value-type="float" office:value="698.021">
            <text:p>698.02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9" office:value-type="string">
            <text:p>All other detections default to mean in trn</text:p>
          </table:table-cell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extract.features.image.Image.bgn</text:p>
          </table:table-cell>
          <table:table-cell table:style-name="ce7" office:value-type="float" office:value="149.561">
            <text:p>149.56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07">
            <text:p>107</text:p>
          </table:table-cell>
          <table:table-cell table:style-name="ce19" office:value-type="string">
            <text:p>N/A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2]/[.B$22]" office:value-type="percentage" office:value="1">
            <text:p>100.00%</text:p>
          </table:table-cell>
          <table:table-cell table:style-name="ce4" table:formula="of:=[.C$22]/[.C$2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26:.K38])" office:value-type="float" office:value="0">
            <text:p>0.00</text:p>
          </table:table-cell>
          <table:table-cell table:style-name="ce18" table:formula="of:=SUM([.L26:.L38])" office:value-type="float" office:value="0">
            <text:p>0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tmplt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/>
          <table:table-cell office:value-type="string">
            <text:p>min.RMSE.OOB:glb_sel_mdl</text:p>
          </table:table-cell>
          <table:table-cell office:value-type="float" office:value="3.843935">
            <text:p>3.8439</text:p>
          </table:table-cell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55]/[.B22]" office:value-type="percentage" office:value="1">
            <text:p>100.00%</text:p>
          </table:table-cell>
          <table:table-cell table:style-name="ce4" table:formula="of:=[.L55]/[.C22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.pos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/>
          <table:table-cell office:value-type="string">
            <text:p>min.RMSE.fit:glb_fin_mdl</text:p>
          </table:table-cell>
          <table:table-cell office:value-type="float" office:value="3.441975">
            <text:p>3.4420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regression of left_eye_center_x</text:p>
          </table:table-cell>
          <table:table-cell table:number-columns-repeated="5"/>
          <table:table-cell table:style-name="ce2"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,038.71</text:p>
          </table:table-cell>
          <table:table-cell/>
          <table:table-cell office:value-type="string">
            <text:p>max.R.sq.OOB:glb_sel_mdl</text:p>
          </table:table-cell>
          <table:table-cell table:style-name="ce29" office:value-type="float" office:value="0.003172451">
            <text:p>0.0032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9" office:value-type="string">
            <text:p>All other detections default to mean in trn</text:p>
          </table:table-cell>
          <table:table-cell table:number-columns-repeated="5"/>
          <table:table-cell table:style-name="ce2"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003162455">
            <text:p>0.0032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/>
          <table:table-cell table:number-columns-repeated="5"/>
          <table:table-cell table:style-name="ce2" office:value-type="float" office:value="1">
            <text:p>1</text:p>
          </table:table-cell>
          <table:table-cell office:value-type="float" office:value="1685.02074">
            <text:p>1,685.02</text:p>
          </table:table-cell>
          <table:table-cell office:value-type="float" office:value="5817.5716">
            <text:p>5,817.57</text:p>
          </table:table-cell>
          <table:table-cell table:number-columns-repeated="2"/>
          <table:table-cell table:style-name="ce12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9">
            <text:p>9</text:p>
          </table:table-cell>
          <table:table-cell office:value-type="float" office:value="195.59648">
            <text:p>195.60</text:p>
          </table:table-cell>
          <table:table-cell office:value-type="float" office:value="715.2853">
            <text:p>715.29</text:p>
          </table:table-cell>
          <table:table-cell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2"/>
          <table:table-cell table:style-name="ce20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/>
          <table:table-cell table:style-name="ce22" office:value-type="string">
            <text:p><text:span text:style-name="T1">import.data</text:span><text:span text:style-name="T2">(Console)</text:span></text:p>
          </table:table-cell>
          <table:table-cell table:style-name="ce7" office:value-type="float" office:value="52.801">
            <text:p>52.8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,086.57</text:p>
          </table:table-cell>
          <table:table-cell/>
          <table:table-cell table:style-name="ce7" office:value-type="string">
            <text:p>extract.features_bind.DXM</text:p>
          </table:table-cell>
          <table:table-cell table:style-name="ce7"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5"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07">
            <text:p>107</text:p>
          </table:table-cell>
          <table:table-cell table:style-name="ce19" office:value-type="string">
            <text:p>N/A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2]/[.B$22]" office:value-type="percentage" office:value="1">
            <text:p>100.00%</text:p>
          </table:table-cell>
          <table:table-cell table:style-name="ce4" table:formula="of:=[.C$22]/[.C$2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42:.K54])" office:value-type="float" office:value="4361.39876">
            <text:p>4,361.40</text:p>
          </table:table-cell>
          <table:table-cell table:style-name="ce18" table:formula="of:=SUM([.L42:.L54])" office:value-type="float" office:value="14801.7578">
            <text:p>14,801.7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 table:number-rows-repeated="1048519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metrics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20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7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7" office:value-type="string">
            <text:p>min.RMSE.OOB:glb_sel_mdl</text:p>
          </table:table-cell>
        </table:table-row>
        <table:table-row table:style-name="ro1">
          <table:table-cell/>
          <table:table-cell table:style-name="ce7" office:value-type="string">
            <text:p>min.RMSE.fit:glb_fin_mdl</text:p>
          </table:table-cell>
        </table:table-row>
        <table:table-row table:style-name="ro1">
          <table:table-cell/>
          <table:table-cell table:style-name="ce7" office:value-type="string">
            <text:p>max.R.sq.OOB:glb_sel_mdl</text:p>
          </table:table-cell>
        </table:table-row>
        <table:table-row table:style-name="ro1">
          <table:table-cell/>
          <table:table-cell table:style-name="ce7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1/13/2016</text:date>, <text:time>13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3_Classic_Edition$Unix OpenOffice.org_project/Patch 0</meta:generator>
    <dc:date>2016-01-13T13:34:56</dc:date>
    <dc:creator>Balaji Iyengar</dc:creator>
    <meta:editing-duration>PT1799H02M47S</meta:editing-duration>
    <meta:editing-cycles>521</meta:editing-cycles>
    <meta:document-statistic meta:table-count="4" meta:cell-count="709" meta:object-count="0"/>
    <meta:user-defined meta:name=""/>
  </office:meta>
</office:document-meta>
</file>